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474949" draw:auto-grow-height="true" draw:auto-grow-width="false" fo:max-height="0cm" fo:min-height="3.268cm"/>
      <style:paragraph-properties style:writing-mode="lr-tb"/>
    </style:style>
    <style:style style:name="gr2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1.528cm"/>
      <style:paragraph-properties style:writing-mode="lr-tb"/>
    </style:style>
    <style:style style:name="gr4" style:family="graphic" style:parent-style-name="standard">
      <style:graphic-properties draw:stroke="none" draw:fill="none" fo:min-height="0.766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3.556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solid" draw:fill-color="#474949"/>
      <style:paragraph-properties style:writing-mode="lr-tb"/>
      <style:text-properties fo:color="#d1d9e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808080" fo:font-style="italic"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color="#808080" fo:font-style="italic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d1d9e1" style:font-name="Ubuntu Mono1"/>
    </style:style>
    <style:style style:name="T2" style:family="text">
      <style:text-properties fo:color="#d1d9e1"/>
    </style:style>
    <style:style style:name="T3" style:family="text">
      <style:text-properties fo:color="#808080" fo:font-style="italic" fo:font-weight="bold" style:font-weight-asian="bold" style:font-weight-complex="bold"/>
    </style:style>
    <style:style style:name="T4" style:family="text">
      <style:text-properties fo:color="#808080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2" draw:layer="layout" svg:width="17.272cm" svg:height="4.157cm" svg:x="4.572cm" svg:y="2.794cm">
            <draw:text-box>
              <text:p><text:span text:style-name="T1">$ <text:s/>cal <text:s text:c="6"/></text:span><text:span text:style-name="T1">-j <text:s text:c="11"/></text:span><text:span text:style-name="T1"><text:s/>2020</text:span></text:p>
              <text:p text:style-name="P1"><text:span text:style-name="T1">$ <text:s/>cal <text:s text:c="6"/></text:span><text:span text:style-name="T1">-jk <text:s text:c="10"/></text:span><text:span text:style-name="T1"><text:s/>2020</text:span></text:p>
              <text:p><text:span text:style-name="T1">$ <text:s/>cal <text:s text:c="6"/></text:span><text:span text:style-name="T1">--julian <text:s text:c="5"/></text:span><text:span text:style-name="T1"><text:s/>2020</text:span></text:p>
              <text:p><text:span text:style-name="T1"/></text:p>
              <text:p><text:span text:style-name="T1">$ <text:s/>sort <text:s text:c="5"/></text:span><text:span text:style-name="T1">-k 1 <text:s text:c="9"/></text:span><text:span text:style-name="T1"><text:s/>file.txt</text:span></text:p>
              <text:p><text:span text:style-name="T1">$ <text:s/>du </text:span><text:span text:style-name="T1"><text:tab/></text:span><text:span text:style-name="T1"><text:tab/></text:span><text:span text:style-name="T1"> </text:span><text:span text:style-name="T1">--max-depth=1 </text:span><text:span text:style-name="T1"><text:s/>my-dir/</text:span><text:span text:style-name="T2"> </text:span></text:p>
            </draw:text-box>
          </draw:frame>
          <draw:line draw:style-name="gr2" draw:text-style-name="P3" draw:layer="layout" svg:x1="6.35cm" svg:y1="7.042cm" svg:x2="6.858cm" svg:y2="8.058cm">
            <text:p/>
          </draw:line>
          <draw:frame draw:style-name="gr3" draw:text-style-name="P5" draw:layer="layout" svg:width="3.791cm" svg:height="1.778cm" svg:x="5.861cm" svg:y="8.058cm">
            <draw:text-box>
              <text:p text:style-name="P4"><text:span text:style-name="T3">command</text:span><text:span text:style-name="T3"><text:line-break/></text:span><text:span text:style-name="T3">name</text:span></text:p>
            </draw:text-box>
          </draw:frame>
          <draw:line draw:style-name="gr2" draw:text-style-name="P3" draw:layer="layout" svg:x1="4.826cm" svg:y1="7.089cm" svg:x2="4.572cm" svg:y2="8.058cm">
            <text:p/>
          </draw:line>
          <draw:frame draw:style-name="gr4" draw:text-style-name="P5" draw:layer="layout" svg:width="3.791cm" svg:height="1.016cm" svg:x="2.562cm" svg:y="8.058cm">
            <draw:text-box>
              <text:p text:style-name="P4"><text:span text:style-name="T3">prompt</text:span></text:p>
            </draw:text-box>
          </draw:frame>
          <draw:line draw:style-name="gr2" draw:text-style-name="P3" draw:layer="layout" svg:x1="10.922cm" svg:y1="7.112cm" svg:x2="11.614cm" svg:y2="8.058cm">
            <text:p/>
          </draw:line>
          <draw:frame draw:style-name="gr5" draw:text-style-name="P6" draw:layer="layout" svg:width="5.361cm" svg:height="1.673cm" svg:x="8.963cm" svg:y="8.058cm">
            <draw:text-box>
              <text:p text:style-name="P4"><text:span text:style-name="T3">[options]</text:span></text:p>
              <text:p text:style-name="P4"><text:span text:style-name="T4"/></text:p>
            </draw:text-box>
          </draw:frame>
          <draw:line draw:style-name="gr2" draw:text-style-name="P3" draw:layer="layout" svg:x1="15.215cm" svg:y1="7.042cm" svg:x2="16.194cm" svg:y2="8.058cm">
            <text:p/>
          </draw:line>
          <draw:frame draw:style-name="gr5" draw:text-style-name="P6" draw:layer="layout" svg:width="4.878cm" svg:height="1.673cm" svg:x="14.664cm" svg:y="8.058cm">
            <draw:text-box>
              <text:p text:style-name="P4"><text:span text:style-name="T3">[arguments]</text:span></text:p>
              <text:p text:style-name="P4"><text:span text:style-name="T4"/></text:p>
            </draw:text-box>
          </draw:frame>
          <draw:frame draw:style-name="gr6" draw:text-style-name="P7" draw:layer="layout" svg:width="4.003cm" svg:height="3.806cm" svg:x="10.052cm" svg:y="9.026cm">
            <draw:text-box>
              <text:p><text:span text:style-name="T4">-s (short)</text:span></text:p>
              <text:p><text:span text:style-name="T4">-ss</text:span></text:p>
              <text:p><text:span text:style-name="T4">--long</text:span></text:p>
              <text:p><text:span text:style-name="T4">--long value</text:span></text:p>
              <text:p><text:span text:style-name="T4">--long=value</text:span></text:p>
            </draw:text-box>
          </draw:frame>
          <draw:frame draw:style-name="gr7" draw:text-style-name="P7" draw:layer="layout" svg:width="4.659cm" svg:height="1.674cm" svg:x="15.091cm" svg:y="8.978cm">
            <draw:text-box>
              <text:p><text:span text:style-name="T4">- file/dir names</text:span></text:p>
              <text:p><text:span text:style-name="T4">- more info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0:12:27.053304936</meta:creation-date>
    <dc:title>jelmer_base</dc:title>
    <meta:editing-duration>PT42M12S</meta:editing-duration>
    <meta:editing-cycles>5</meta:editing-cycles>
    <meta:generator>LibreOffice/6.4.6.2$Linux_X86_64 LibreOffice_project/40$Build-2</meta:generator>
    <meta:initial-creator>Jelmer Poelstra</meta:initial-creator>
    <dc:date>2021-01-11T13:19:02.401201378</dc:date>
    <dc:creator>Jelmer Poelstra</dc:creator>
    <meta:document-statistic meta:object-count="35"/>
  </office:meta>
</office:document-meta>
</file>